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13c" officeooo:paragraph-rsid="0015a13c"/>
    </style:style>
    <style:style style:name="P2" style:family="paragraph" style:parent-style-name="Standard">
      <style:text-properties fo:font-weight="bold" officeooo:rsid="0015a13c" officeooo:paragraph-rsid="0015a13c" style:font-weight-asian="bold" style:font-weight-complex="bold"/>
    </style:style>
    <style:style style:name="P3" style:family="paragraph" style:parent-style-name="Standard">
      <style:text-properties fo:font-weight="normal" officeooo:rsid="0015a13c" officeooo:paragraph-rsid="0015a13c" style:font-weight-asian="normal" style:font-weight-complex="normal"/>
    </style:style>
    <style:style style:name="P4" style:family="paragraph" style:parent-style-name="Standard">
      <style:text-properties fo:font-weight="normal" officeooo:rsid="0015a13c" officeooo:paragraph-rsid="0020dbc2" style:font-weight-asian="normal" style:font-weight-complex="normal"/>
    </style:style>
    <style:style style:name="P5" style:family="paragraph" style:parent-style-name="Standard">
      <style:text-properties fo:font-weight="normal" officeooo:rsid="0018c83a" officeooo:paragraph-rsid="0018c83a" style:font-weight-asian="normal" style:font-weight-complex="normal"/>
    </style:style>
    <style:style style:name="P6" style:family="paragraph" style:parent-style-name="Standard">
      <style:text-properties fo:font-style="italic" fo:font-weight="normal" officeooo:rsid="0018c83a" officeooo:paragraph-rsid="0018c83a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95253" officeooo:paragraph-rsid="00195253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95253" officeooo:paragraph-rsid="001ab261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ab261" officeooo:paragraph-rsid="001ab26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fo:font-weight="normal" officeooo:rsid="00195253" officeooo:paragraph-rsid="0019525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c3d36" officeooo:paragraph-rsid="001c3d3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bold" officeooo:rsid="00195253" officeooo:paragraph-rsid="00195253" style:font-style-asian="normal" style:font-weight-asian="bold" style:font-style-complex="normal" style:font-weight-complex="bold"/>
    </style:style>
    <style:style style:name="P13" style:family="paragraph" style:parent-style-name="Standard">
      <style:text-properties officeooo:rsid="0015a13c" officeooo:paragraph-rsid="0015a13c"/>
    </style:style>
    <style:style style:name="P14" style:family="paragraph" style:parent-style-name="Standard">
      <style:text-properties officeooo:rsid="0015a13c" officeooo:paragraph-rsid="002c7ccc"/>
    </style:style>
    <style:style style:name="P15" style:family="paragraph" style:parent-style-name="Standard">
      <style:text-properties officeooo:rsid="002c7ccc" officeooo:paragraph-rsid="002c7ccc"/>
    </style:style>
    <style:style style:name="P16" style:family="paragraph" style:parent-style-name="Standard">
      <style:text-properties fo:font-style="italic" fo:font-weight="normal" officeooo:rsid="001ab261" officeooo:paragraph-rsid="001ab261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1ab261" officeooo:paragraph-rsid="002c7ccc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1ab261" officeooo:paragraph-rsid="002de3e6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font-name="Lucida Console" fo:font-size="10pt" officeooo:paragraph-rsid="002de3e6" style:font-size-asian="10pt" style:language-asian="en" style:country-asian="US" style:font-name-complex="Lucida Console"/>
    </style:style>
    <style:style style:name="P20" style:family="paragraph" style:parent-style-name="Standard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officeooo:paragraph-rsid="002de3e6"/>
    </style:style>
    <style:style style:name="P21" style:family="paragraph" style:parent-style-name="Standard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weight="bold" officeooo:paragraph-rsid="002de3e6" style:font-weight-asian="bold"/>
    </style:style>
    <style:style style:name="P22" style:family="paragraph" style:parent-style-name="Standard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officeooo:paragraph-rsid="002de3e6"/>
    </style:style>
    <style:style style:name="P23" style:family="paragraph" style:parent-style-name="Standard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fo:font-weight="bold" officeooo:paragraph-rsid="002de3e6" style:font-weight-asian="bold"/>
    </style:style>
    <style:style style:name="P24" style:family="paragraph" style:parent-style-name="Standard">
      <style:text-properties officeooo:paragraph-rsid="002de3e6"/>
    </style:style>
    <style:style style:name="P25" style:family="paragraph" style:parent-style-name="Standard">
      <style:paragraph-properties fo:text-align="start" style:justify-single-word="false" fo:break-before="pag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weight="bold" officeooo:paragraph-rsid="002de3e6" style:font-weight-asian="bold" style:font-weight-complex="bold"/>
    </style:style>
    <style:style style:name="P26" style:family="paragraph" style:parent-style-name="Preformatted_20_Text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officeooo:paragraph-rsid="002de3e6"/>
    </style:style>
    <style:style style:name="P27" style:family="paragraph" style:parent-style-name="Preformatted_20_Text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officeooo:paragraph-rsid="002de3e6"/>
    </style:style>
    <style:style style:name="P28" style:family="paragraph" style:parent-style-name="Preformatted_20_Text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officeooo:paragraph-rsid="002de3e6"/>
    </style:style>
    <style:style style:name="P29" style:family="paragraph" style:parent-style-name="Preformatted_20_Text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fo:font-weight="bold" officeooo:paragraph-rsid="002de3e6" style:font-weight-asian="bold" style:font-weight-complex="bold"/>
    </style:style>
    <style:style style:name="P30" style:family="paragraph" style:parent-style-name="Preformatted_20_Text">
      <style:text-properties fo:color="#000000" fo:font-style="italic" officeooo:paragraph-rsid="002de3e6" style:font-style-asian="italic" style:font-style-complex="italic"/>
    </style:style>
    <style:style style:name="P31" style:family="paragraph" style:parent-style-name="Preformatted_20_Text">
      <style:text-properties fo:color="#000000" fo:language="en" fo:country="US" officeooo:paragraph-rsid="002de3e6"/>
    </style:style>
    <style:style style:name="P32" style:family="paragraph" style:parent-style-name="Preformatted_20_Text">
      <style:text-properties fo:color="#000000" officeooo:paragraph-rsid="002de3e6"/>
    </style:style>
    <style:style style:name="P33" style:family="paragraph" style:parent-style-name="Preformatted_20_Text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weight="bold" officeooo:paragraph-rsid="002de3e6" style:font-weight-asian="bold" style:font-weight-complex="bold"/>
    </style:style>
    <style:style style:name="P34" style:family="paragraph" style:parent-style-name="Preformatted_20_Text">
      <style:text-properties officeooo:paragraph-rsid="002de3e6"/>
    </style:style>
    <style:style style:name="P35" style:family="paragraph" style:parent-style-name="Preformatted_20_Text">
      <style:paragraph-properties fo:margin-top="0in" fo:margin-bottom="0.1965in" loext:contextual-spacing="false"/>
      <style:text-properties fo:color="#000000" fo:font-weight="bold" officeooo:paragraph-rsid="002de3e6" style:font-weight-asian="bold" style:font-weight-complex="bold"/>
    </style:style>
    <style:style style:name="P36" style:family="paragraph" style:parent-style-name="Preformatted_20_Text">
      <style:paragraph-properties fo:margin-top="0in" fo:margin-bottom="0.1965in" loext:contextual-spacing="false"/>
      <style:text-properties fo:color="#000000" officeooo:paragraph-rsid="002de3e6"/>
    </style:style>
    <style:style style:name="P37" style:family="paragraph" style:parent-style-name="Preformatted_20_Text">
      <style:paragraph-properties fo:margin-top="0in" fo:margin-bottom="0.1965in" loext:contextual-spacing="false"/>
      <style:text-properties officeooo:paragraph-rsid="002de3e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774b" style:font-weight-asian="bold" style:font-weight-complex="bold"/>
    </style:style>
    <style:style style:name="T4" style:family="text">
      <style:text-properties fo:font-weight="bold" officeooo:rsid="0025e380" style:font-weight-asian="bold" style:font-weight-complex="bold"/>
    </style:style>
    <style:style style:name="T5" style:family="text">
      <style:text-properties fo:font-weight="bold" officeooo:rsid="002c7ccc" style:font-weight-asian="bold" style:font-weight-complex="bold"/>
    </style:style>
    <style:style style:name="T6" style:family="text">
      <style:text-properties fo:font-weight="bold" officeooo:rsid="002cedd5" style:font-weight-asian="bold" style:font-weight-complex="bold"/>
    </style:style>
    <style:style style:name="T7" style:family="text">
      <style:text-properties fo:font-weight="bold" officeooo:rsid="002de3e6" style:font-weight-asian="bold" style:font-weight-complex="bold"/>
    </style:style>
    <style:style style:name="T8" style:family="text">
      <style:text-properties officeooo:rsid="00195253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ab261" style:font-style-asian="normal" style:font-style-complex="normal"/>
    </style:style>
    <style:style style:name="T11" style:family="text">
      <style:text-properties fo:font-style="normal" officeooo:rsid="002c7ccc" style:font-style-asian="normal" style:font-style-complex="normal"/>
    </style:style>
    <style:style style:name="T12" style:family="text">
      <style:text-properties officeooo:rsid="0022774b"/>
    </style:style>
    <style:style style:name="T13" style:family="text">
      <style:text-properties officeooo:rsid="0025e23d"/>
    </style:style>
    <style:style style:name="T14" style:family="text">
      <style:text-properties officeooo:rsid="00277ed8"/>
    </style:style>
    <style:style style:name="T15" style:family="text">
      <style:text-properties officeooo:rsid="002c7ccc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style:font-name="Lucida Console" fo:font-size="10pt" fo:language="en" fo:country="US" style:font-size-asian="10pt" style:language-asian="en" style:country-asian="US" style:font-name-complex="Lucida Console"/>
    </style:style>
    <style:style style:name="T19" style:family="text">
      <style:text-properties style:font-name="Lucida Console" fo:font-size="10pt" fo:language="en" fo:country="US" fo:font-weight="bold" style:font-size-asian="10pt" style:language-asian="en" style:country-asian="US" style:font-weight-asian="bold" style:font-name-complex="Lucida Console"/>
    </style:style>
    <style:style style:name="T20" style:family="text">
      <style:text-properties style:font-name="Lucida Console" fo:font-size="10pt" style:font-size-asian="10pt" style:language-asian="en" style:country-asian="US" style:font-name-complex="Lucida Console"/>
    </style:style>
    <style:style style:name="T21" style:family="text">
      <style:text-properties style:font-name="Lucida Console" fo:font-size="10pt" fo:font-weight="bold" style:font-size-asian="10pt" style:language-asian="en" style:country-asian="US" style:font-weight-asian="bold" style:font-name-complex="Lucida Console"/>
    </style:style>
    <style:style style:name="T22" style:family="text">
      <style:text-properties style:font-name="Lucida Console" fo:font-size="10pt" fo:font-weight="bold" style:font-size-asian="10pt" style:language-asian="en" style:country-asian="US" style:font-weight-asian="bold" style:font-name-complex="Lucida Console"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 fo:font-style="italic" style:font-style-asian="italic" style:font-style-complex="italic"/>
    </style:style>
    <style:style style:name="T25" style:family="text">
      <style:text-properties fo:color="#000000" fo:font-style="italic" officeooo:rsid="002de3e6" style:font-style-asian="italic" style:font-style-complex="italic"/>
    </style:style>
    <style:style style:name="T26" style:family="text">
      <style:text-properties fo:color="#000000" fo:font-style="italic" officeooo:rsid="002e681d" style:font-style-asian="italic" style:font-style-complex="italic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language="en" fo:country="US"/>
    </style:style>
    <style:style style:name="T30" style:family="text">
      <style:text-properties officeooo:rsid="002de3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яснение по применению платы для управления <text:span text:style-name="T15">П</text:span>ПЧ <text:span text:style-name="T15">320</text:span> <text:span text:style-name="T14">2400</text:span>Гц</text:p>
      <text:p text:style-name="P2"><text:tab/>Входные аналоговые сигналы:</text:p>
      <text:p text:style-name="P1">Вход<text:span text:style-name="T15">ы</text:span> пассивны<text:span text:style-name="T15">е</text:span> и гальваноразвязанны<text:span text:style-name="T15">е</text:span>. На вход<text:span text:style-name="T15">ах</text:span> резистор 500 Ом.</text:p>
      <text:p text:style-name="P1"/>
      <text:p text:style-name="P1"><text:span text:style-name="T15">П</text:span>ПЧ воспринимает задание мощности <text:span text:style-name="T15">и напряжения</text:span></text:p>
      <text:p text:style-name="P1"/>
      <text:p text:style-name="P15">Вхоод 0 – задание мощности</text:p>
      <text:p text:style-name="P1">4ма и ниже соответствует 0 кВт</text:p>
      <text:p text:style-name="P1">20ма и выше соответствует <text:span text:style-name="T15">32</text:span>0кВт</text:p>
      <text:p text:style-name="P1"/>
      <text:p text:style-name="P15">Вход 1 – задание напряжения</text:p>
      <text:p text:style-name="P14">4ма и ниже соответствует 0 <text:span text:style-name="T15">В</text:span></text:p>
      <text:p text:style-name="P14">20ма и выше соответствует <text:span text:style-name="T15">650 В</text:span></text:p>
      <text:p text:style-name="P15">Если вход 1 не подключен- это соответствует заданию 650В</text:p>
      <text:p text:style-name="P15"/>
      <text:p text:style-name="P15">Ограничивает в каждый момент времени тот параметр (мощность или напряжение) который достиг заданного значения.</text:p>
      <text:p text:style-name="P15"/>
      <text:p text:style-name="P1"><text:tab/><text:span text:style-name="T2">Выходные аналоговые сигналы:</text:span></text:p>
      <text:p text:style-name="P1">Выходы пассивные и гальваноразвязанные- как нарисовано на схеме.</text:p>
      <text:p text:style-name="P2">Мощность(X1)</text:p>
      <text:p text:style-name="P1">4ма и ниже соответствует 0 кВт</text:p>
      <text:p text:style-name="P1">20ма и выше соответствует <text:span text:style-name="T15">320</text:span>кВт</text:p>
      <text:p text:style-name="P2"/>
      <text:p text:style-name="P2">Выходное напряжение(Х2)</text:p>
      <text:p text:style-name="P1">4ма и ниже соответствует 0 В</text:p>
      <text:p text:style-name="P1">20ма и выше соответствует <text:span text:style-name="T15">650</text:span>В</text:p>
      <text:p text:style-name="P2"/>
      <text:p text:style-name="P2">Выходной ток(Х3)</text:p>
      <text:p text:style-name="P1">4ма и ниже соответствует 0 А</text:p>
      <text:p text:style-name="P3">20ма и выше соответствует <text:span text:style-name="T15">80</text:span>0А</text:p>
      <text:p text:style-name="P2"/>
      <text:p text:style-name="P2">Частота (Х4)</text:p>
      <text:p text:style-name="P1">4ма и ниже соответствует 0 Гц</text:p>
      <text:p text:style-name="P4">20ма и выше соответствует <text:span text:style-name="T13">2400*1.25=3244</text:span>Гц</text:p>
      <text:p text:style-name="P3"/>
      <text:p text:style-name="P2"><text:tab/>Входные дискретные сигналы</text:p>
      <text:p text:style-name="P6">Вкл.силового питания Х13 1-2 </text:p>
      <text:p text:style-name="P5"><text:s text:c="5"/><text:span text:style-name="T15">Включает силовое питание </text:span><text:s/><text:span text:style-name="T15">П</text:span>ПЧ (готовность установки). <text:s/></text:p>
      <text:p text:style-name="P5"><text:s text:c="5"/><text:span text:style-name="T8">Если вход не используется нужно подать 1.</text:span></text:p>
      <text:p text:style-name="P7">Вкл.нагрев Х13 3-4</text:p>
      <text:p text:style-name="P7"><text:s text:c="4"/><text:span text:style-name="T9">Включает нагрев</text:span></text:p>
      <text:p text:style-name="P7">Сброс ошибки Х13 5-6</text:p>
      <text:p text:style-name="P10"><text:s text:c="4"/>Сброс ошибки <text:span text:style-name="T15">П</text:span>ПЧ. </text:p>
      <text:p text:style-name="P12"><text:tab/>Выходные дискретные сигналы</text:p>
      <text:p text:style-name="P7">Готовность Х5 1-2</text:p>
      <text:p text:style-name="P10"><text:s text:c="4"/>Сигнал готовности от <text:span text:style-name="T15">П</text:span>ПЧ. (При пропадании связи не меняет своего состояния)</text:p>
      <text:p text:style-name="P7">Нагрев X5 3-4</text:p>
      <text:p text:style-name="P7"><text:s text:c="4"/><text:span text:style-name="T9">Сигнал нагрев переданный от </text:span><text:span text:style-name="T11">П</text:span><text:span text:style-name="T9">ПЧ.(При пропадании связи </text:span><text:span text:style-name="T10">обнуляется</text:span><text:span text:style-name="T9">)</text:span></text:p>
      <text:p text:style-name="P7">Ошибка Х5 5-6</text:p>
      <text:p text:style-name="P8"><text:s text:c="4"/><text:span text:style-name="T9">Сигнал ошибки </text:span><text:span text:style-name="T10">от </text:span><text:span text:style-name="T11">П</text:span><text:span text:style-name="T10">ПЧ</text:span><text:span text:style-name="T9">. (При пропадании связи </text:span><text:span text:style-name="T10">будет выставлен</text:span><text:span text:style-name="T9">)</text:span></text:p>
      <text:p text:style-name="P9">Частота низкая Х5 7-8</text:p>
      <text:p text:style-name="P9"><text:soft-page-break/><text:tab/><text:span text:style-name="T11">Выставляется если частота контура нагрузки оказалась ниже порогового значения заданного в ППЧ.</text:span></text:p>
      <text:p text:style-name="P9">Частота высокая Х5 9-10</text:p>
      <text:p text:style-name="P17"><text:span text:style-name="T11"><text:tab/>Выставляется если частота контура нагрузки оказалась выше порогового значения заданного в ППЧ.</text:span></text:p>
      <text:p text:style-name="P9">Неиспр ППЧ X5 11-12</text:p>
      <text:p text:style-name="P9"><text:s text:c="4"/><text:span text:style-name="T9">Сигнал неисправности </text:span><text:span text:style-name="T11">П</text:span><text:span text:style-name="T9">ПЧ</text:span></text:p>
      <text:p text:style-name="P9">Неиспр.нагр Х5 13-14</text:p>
      <text:p text:style-name="P9"><text:s text:c="4"/><text:span text:style-name="T11">Напряжение и ток на выходе ППЧ в процессе пуска не достигли пороговоых значений заданных в ППЧ. Возможен как обрыв так и КЗ контура нагрузки.</text:span></text:p>
      <text:p text:style-name="P9">Перегрев Х5 15-16</text:p>
      <text:p text:style-name="P9"/>
      <text:p text:style-name="P9"><text:s text:c="4"/><text:span text:style-name="T7">MODBUS</text:span></text:p>
      <text:p text:style-name="P24"><text:tab/>Для связи платы с АСУ используется физический интерфейс <text:span text:style-name="T16">RS</text:span>485, Скорость 38400 бит/сек, длина данных 8 бит, без контроля четности, один стоп бит. (8<text:span text:style-name="T16">N</text:span>1). <text:span text:style-name="T2">Плату надо ставить в шкаф автоматики и соединять с ППЧ по оптике.</text:span></text:p>
      <text:p text:style-name="P24"><text:tab/>Протокол связи: <text:span text:style-name="T16">MODBUS</text:span> <text:span text:style-name="T16">RTU</text:span>. Адрес устройства <text:span text:style-name="T18">ucSlaveAddress</text:span><text:span text:style-name="T20">=</text:span><text:span text:style-name="T22">11</text:span></text:p>
      <text:p text:style-name="P19"/>
      <text:p text:style-name="P20"><text:span text:style-name="T1">Адреса</text:span><text:span text:style-name="T17"> </text:span><text:span text:style-name="T1">будут</text:span><text:span text:style-name="T17"> </text:span><text:span text:style-name="T1">указаны</text:span><text:span text:style-name="T17"> </text:span><text:span text:style-name="T1">в</text:span><text:span text:style-name="T17"> </text:span><text:span text:style-name="T1">соответствии</text:span><text:span text:style-name="T17"> </text:span><text:span text:style-name="T1">с</text:span><text:span text:style-name="T17"> <text:s/></text:span><text:span text:style-name="T19">FreeModbus Libary: A portable Modbus implementation for Modbus ASCII/RTU. </text:span><text:span text:style-name="T21">Copyright (c) 2006 Christian Walter</text:span><text:span text:style-name="T1">. т.е. так, как они нумеруются в пакете MODBUS (без добавления каких либо смещений).</text:span></text:p>
      <text:p text:style-name="P21"/>
      <text:p text:style-name="P21">Управляющие параметры – в квадратных скобках адрес регистра:</text:p>
      <text:p text:style-name="P21"/>
      <text:p text:style-name="P21">Coils:</text:p>
      <text:p text:style-name="P26"><text:span text:style-name="T23">usRegCoilsBuf[16] </text:span><text:span text:style-name="T24">Команда сброса ошибки ППЧ</text:span></text:p>
      <text:p text:style-name="P26"><text:span text:style-name="T23">usRegCoilsBuf[17] </text:span><text:span text:style-name="T24">Команда готовности ППЧ.</text:span></text:p>
      <text:p text:style-name="P34"><text:span text:style-name="T23">usRegCoilsBuf[18] </text:span><text:span text:style-name="T24">Команда включения нагрева ППЧ</text:span></text:p>
      <text:p text:style-name="P26"><text:span text:style-name="T23">usRegCoilsBuf[19];</text:span><text:span text:style-name="T24">Блокировка таймаута — используется при наладке связи</text:span></text:p>
      <text:p text:style-name="P26"><text:span text:style-name="T23">usRegCoilsBuf[20];</text:span><text:span text:style-name="T24">Режим Эмуляции ответа ППЧ — используется при наладке. Описание см. ниже.</text:span></text:p>
      <text:p text:style-name="P27"/>
      <text:p text:style-name="P29">Holding:</text:p>
      <text:p text:style-name="P26"><text:span text:style-name="T23">usRegHoldingBuf[16];</text:span><text:span text:style-name="T24">Заданная мощность в сотнях Вт. Т.е. для задания </text:span><text:span text:style-name="T25">32</text:span><text:span text:style-name="T24">0кВт нужно выдать </text:span><text:span text:style-name="T25">32</text:span><text:span text:style-name="T24">00 в регистр.Номинал </text:span><text:span text:style-name="T25">32</text:span><text:span text:style-name="T24">0кВт.</text:span></text:p>
      <text:p text:style-name="P27"/>
      <text:p text:style-name="P34"><text:span text:style-name="T23">usRegHoldingBuf[17];</text:span><text:span text:style-name="T24">Заданное напряжение в В. Номинал </text:span><text:span text:style-name="T25">65</text:span><text:span text:style-name="T24">0В.</text:span></text:p>
      <text:p text:style-name="P22"/>
      <text:p text:style-name="P20"><text:span text:style-name="T24">В рабочем режиме должна производиться запись либо чтение какого либо регистра хотябы 1 раз в сек. По истечению времени </text:span><text:span text:style-name="T25">управление передается на дискретные и аналоговые входы</text:span><text:span text:style-name="T24">. Для блокирования отключения нагрева необходимо выставить 1 в usRegCoilsBuf[19];</text:span><text:span text:style-name="T27"> <text:s/></text:span></text:p>
      <text:p text:style-name="P22"/>
      <text:p text:style-name="P23">Измеренные параметры– в квадратных скобках адрес регистра:</text:p>
      <text:p text:style-name="P29">Discrets:</text:p>
      <text:p text:style-name="P26"><text:span text:style-name="T23">usRegDiscBuf[16]</text:span><text:span text:style-name="T24">Ошибка ППЧ</text:span></text:p>
      <text:p text:style-name="P34"><text:span text:style-name="T23">usRegDiscBuf[17]</text:span><text:span text:style-name="T24">Силовое питание подано</text:span></text:p>
      <text:p text:style-name="P34"><text:span text:style-name="T23">usRegDiscBuf[18]</text:span><text:span text:style-name="T24">Готовность ППЧ</text:span></text:p>
      <text:p text:style-name="P34"><text:span text:style-name="T23">usRegDiscBuf[19]</text:span><text:span text:style-name="T24">Нагрев включен.</text:span></text:p>
      <text:p text:style-name="P34"><text:span text:style-name="T23">usRegDiscBuf[20]</text:span><text:span text:style-name="T24">Регулирование выходного напряжения</text:span></text:p>
      <text:p text:style-name="P34"><text:span text:style-name="T23">usRegDiscBuf[21]</text:span><text:span text:style-name="T24">Регулирование выходного тока;</text:span></text:p>
      <text:p text:style-name="P34"><text:span text:style-name="T23">usRegDiscBuf[22]</text:span><text:span text:style-name="T24">Регулирование <text:s/>не производится</text:span></text:p>
      <text:p text:style-name="P30">Если 3 последних бита 0 — регулирование потребляемой мощности;</text:p>
      <text:p text:style-name="P37"><text:soft-page-break/><text:span text:style-name="T23">usRegDiscBuf[23]</text:span><text:span text:style-name="T24">Ключ на передней панели ППЧ находится в положении «местное управление»;</text:span></text:p>
      <text:p text:style-name="P35">Inputs:</text:p>
      <text:p text:style-name="P34"><text:span text:style-name="T23">usRegInputBuf[16] </text:span><text:span text:style-name="T24">Потребляемая мощность в сотнях Ватт- те при </text:span><text:span text:style-name="T26">32</text:span><text:span text:style-name="T24">0кВт в регистре будет </text:span><text:span text:style-name="T26">32</text:span><text:span text:style-name="T24">00; Номинал </text:span><text:span text:style-name="T26">32</text:span><text:span text:style-name="T24">0кВт</text:span></text:p>
      <text:p text:style-name="P32"/>
      <text:p text:style-name="P34"><text:span text:style-name="T23">usRegInputBuf[17] </text:span><text:span text:style-name="T24">Выходное напряжение а В Номинал </text:span><text:span text:style-name="T26">65</text:span><text:span text:style-name="T24">0 В</text:span></text:p>
      <text:p text:style-name="P34"><text:span text:style-name="T23">usRegInputBuf[18] </text:span><text:span text:style-name="T24">Выходная частота в Гц Номинал </text:span><text:span text:style-name="T26">2400</text:span><text:span text:style-name="T24">Гц</text:span></text:p>
      <text:p text:style-name="P34"><text:span text:style-name="T23">usRegInputBuf[19] </text:span><text:span text:style-name="T24">Выходной ток в А Номинал </text:span><text:span text:style-name="T26">7</text:span><text:span text:style-name="T24">00А;</text:span></text:p>
      <text:p text:style-name="P34"><text:span text:style-name="T23">usRegInputBuf[20] </text:span><text:span text:style-name="T24">Выпрямленный ток в А. Номинал </text:span><text:span text:style-name="T26">640</text:span><text:span text:style-name="T24">А</text:span></text:p>
      <text:p text:style-name="P34"><text:span text:style-name="T23">usRegInputBuf[21] </text:span><text:span text:style-name="T24">Выпрямленное напряжение в В.Номинал 513В</text:span><text:span text:style-name="T23">;</text:span></text:p>
      <text:p text:style-name="P34"><text:span text:style-name="T23">usRegInputBuf[22] </text:span><text:span text:style-name="T24">Код ошибки ППЧ расшифровку см ниже</text:span><text:span text:style-name="T23">;</text:span></text:p>
      <text:p text:style-name="P34"><text:span text:style-name="T23">usRegInputBuf[23] </text:span><text:span text:style-name="T24">Максимальная температура ППЧ в град</text:span><text:span text:style-name="T23">.</text:span></text:p>
      <text:p text:style-name="P26"/>
      <text:p text:style-name="P26"/>
      <text:p text:style-name="P26"><text:span text:style-name="T2">В режиме эмуляции ППЧ (Выставлена 1 в </text:span><text:span text:style-name="T28">usRegCoilsBuf[20]):</text:span></text:p>
      <text:p text:style-name="P26"/>
      <text:p text:style-name="P32">conv.ready=conv.command_ready; Сигнал нагрев включен дублирует команду Включить нагрев</text:p>
      <text:p text:style-name="P36">conv.heat_on=conv.command_heat_on; Сигнал Готовность ППЧ дублирует команду Готовность ППЧ</text:p>
      <text:p text:style-name="P36">(conv.command_reset){</text:p>
      <text:p text:style-name="P36">Если подана Команда Сброс</text:p>
      <text:p text:style-name="P32"><text:s text:c="4"/>conv.err=1;</text:p>
      <text:p text:style-name="P32">Сигнал ошибки=1</text:p>
      <text:p text:style-name="P32"><text:s text:c="4"/>conv.err_cod[0]=1;</text:p>
      <text:p text:style-name="P32">Код ошибки =1</text:p>
      <text:p text:style-name="P32"><text:s text:c="4"/>}</text:p>
      <text:p text:style-name="P32"><text:s text:c="4"/>else {</text:p>
      <text:p text:style-name="P32"><text:s text:c="8"/>conv.err=0;</text:p>
      <text:p text:style-name="P34"><text:span text:style-name="T23"><text:s text:c="8"/></text:span><text:span text:style-name="T29">conv.err_cod[0]=0;</text:span></text:p>
      <text:p text:style-name="P31"><text:s text:c="4"/>}</text:p>
      <text:p text:style-name="P31"/>
      <text:p text:style-name="P34"><text:span text:style-name="T29"><text:s text:c="4"/>conv.P=conv.ps;</text:span></text:p>
      <text:p text:style-name="P32">Измеренная мощность равна заданной</text:p>
      <text:p text:style-name="P32"><text:s text:c="4"/>conv.uou=conv.us;</text:p>
      <text:p text:style-name="P32">Измеренное напряжение равно заданному</text:p>
      <text:p text:style-name="P32"><text:s text:c="4"/>conv.fou=8000;</text:p>
      <text:p text:style-name="P32">Измеренная частота = 8000 Гц</text:p>
      <text:p text:style-name="P32"><text:s text:c="4"/>conv.iou=700;</text:p>
      <text:p text:style-name="P32">Измеренный выходной ток = 700 А</text:p>
      <text:p text:style-name="P32"><text:s text:c="4"/>conv.id=300;</text:p>
      <text:p text:style-name="P32">Измеренный выпрямленный ток = 300А</text:p>
      <text:p text:style-name="P32"><text:s text:c="4"/>conv.ud=513; </text:p>
      <text:p text:style-name="P32">Измеренное выпрямленное напряжение =513В</text:p>
      <text:p text:style-name="P32"><text:s text:c="4"/>conv.t_max=24;</text:p>
      <text:p text:style-name="P32">Измеренная максимальная температура =24гр С</text:p>
      <text:p text:style-name="P27"><text:soft-page-break/><text:span text:style-name="T2">Расшифровка кодов ошибки usRegInputBuf[22] </text:span></text:p>
      <text:p text:style-name="P27">1:Превышен входн.ток</text:p>
      <text:p text:style-name="P27">2:НизкоеВх.напр.Фаза?</text:p>
      <text:p text:style-name="P32">3:Высокое выпр.напр.</text:p>
      <text:p text:style-name="P32">4:Превышен выход.ток"</text:p>
      <text:p text:style-name="P32">5:Превышен ток коммут</text:p>
      <text:p text:style-name="P32">6:Превыш.выход.напряж</text:p>
      <text:p text:style-name="P32">7:Превыш.част.контура</text:p>
      <text:p text:style-name="P32">8:Низкая.част.контура";</text:p>
      <text:p text:style-name="P32">9:АПЧвне захвата ОС?</text:p>
      <text:p text:style-name="P32">10:Неисправн.нагр/ОС?</text:p>
      <text:p text:style-name="P32">11:Блокировка нагрева</text:p>
      <text:p text:style-name="P32">12:Нагрев заперщен <text:s text:c="2"/></text:p>
      <text:p text:style-name="P32">13:Нажат Авар.Останов</text:p>
      <text:p text:style-name="P32">14:Открыты двери шкаф</text:p>
      <text:p text:style-name="P32">15:Трансф.ток.вых неверно</text:p>
      <text:p text:style-name="P32">20:Перегрев Выпр.верх</text:p>
      <text:p text:style-name="P32">21:Перегрев Инв. Верх</text:p>
      <text:p text:style-name="P32">22:Перегрев Выпр.нижн</text:p>
      <text:p text:style-name="P32">23:Перегрев Инв. Нижн</text:p>
      <text:p text:style-name="P32">24:Перегрев Выпр.вер2</text:p>
      <text:p text:style-name="P32">25:Перегрев Инв.верх2</text:p>
      <text:p text:style-name="P32">26:Перегрев Выпр.ниж2";</text:p>
      <text:p text:style-name="P32">27:Перегрев Инв.нижн2";</text:p>
      <text:p text:style-name="P32">28:Перегрев катушек 1</text:p>
      <text:p text:style-name="P32">29:Перегрев катушек 2</text:p>
      <text:p text:style-name="P32">30:Перегрев катушек 3</text:p>
      <text:p text:style-name="P32">31:Перегрев катушек 4</text:p>
      <text:p text:style-name="P32">32:Перегрев катушек 5</text:p>
      <text:p text:style-name="P32">33:Перегрев катушек 6</text:p>
      <text:p text:style-name="P32">34:Перегрев катушек 7</text:p>
      <text:p text:style-name="P32">35:Перегрев катушек 8</text:p>
      <text:p text:style-name="P32">36:Перегрев резерв <text:s/>1</text:p>
      <text:p text:style-name="P32">37:Перегрев резерв <text:s/>2</text:p>
      <text:p text:style-name="P36">49:Перегрев конден.БК</text:p>
      <text:p text:style-name="P36">50:Защита IGBT12 верх</text:p>
      <text:p text:style-name="P36">51:Защита IGBT34 верх</text:p>
      <text:p text:style-name="P36">52:Защита IGBT12 нижн</text:p>
      <text:p text:style-name="P36">53:Защита IGBT34 нижн</text:p>
      <text:p text:style-name="P36">54:Защита IGBT12 вер2</text:p>
      <text:p text:style-name="P36">55:Защита IGBT34 вер2</text:p>
      <text:p text:style-name="P36">56:Защита IGBT12 ниж2</text:p>
      <text:p text:style-name="P36">57:Защита IGBT34 ниж2</text:p>
      <text:p text:style-name="P36"><text:soft-page-break/>100:Неиспр.дрвр12верх</text:p>
      <text:p text:style-name="P36">101:Неиспр.дрвр34верх</text:p>
      <text:p text:style-name="P36">102:Неиспр.дрвр12нижн</text:p>
      <text:p text:style-name="P36">103:Неиспр.дрвр34нижн</text:p>
      <text:p text:style-name="P36">104:Неиспр.дрвр12вер2</text:p>
      <text:p text:style-name="P36">105:Неиспр.дрвр34вер2</text:p>
      <text:p text:style-name="P36">106:Неиспр.дрвр12ниж2</text:p>
      <text:p text:style-name="P36">107:Неиспр.дрвр34ниж2</text:p>
      <text:p text:style-name="P36">150:Неиспр.мод.верх</text:p>
      <text:p text:style-name="P36">151:Неиспр.мод.нижн</text:p>
      <text:p text:style-name="P36">152:Неиспр.мод.вер2</text:p>
      <text:p text:style-name="P36">153:Неиспр.мод.ниж2</text:p>
      <text:p text:style-name="P36">500:Неидентиф.ошибк";</text:p>
      <text:p text:style-name="P32">999:Нет связи с ПДУ";</text:p>
      <text:p text:style-name="P33"/>
      <text:p text:style-name="P25"/>
      <text:p text:style-name="P24"><text:tab/>Для связи платы с ППЧ используется оптический интерфейс на основе пластикового оптического волокна <text:span text:style-name="T16">RUS</text:span>-100 производства <text:span text:style-name="T16">Agilent</text:span>. Оптические преобразователи <text:span text:style-name="T16">HFBR</text:span>-1521/2521. Скорость115200, 8<text:span text:style-name="T16">N</text:span>1.</text:p>
      <text:p text:style-name="P24"><text:tab/>Для питания <text:s/>платы требуется 24В 100ма от АСУ.</text:p>
      <text:p text:style-name="P18"><text:tab/><text:span text:style-name="T1">Плата должна быть установлена в шкаф АСУ на </text:span><text:span text:style-name="T17">DIN</text:span><text:span text:style-name="T1">-рейку</text:span></text:p>
      <text:p text:style-name="P18"><text:span text:style-name="T1"/></text:p>
      <text:p text:style-name="P11">Исходный код находится здесь: <text:a xlink:type="simple" xlink:href="https://github.com/cvy7/s_controller" text:style-name="Internet_20_link" text:visited-style-name="Visited_20_Internet_20_Link">https://github.com/cvy7/s_controller</text:a> <text:span text:style-name="T12">ветвь </text:span><text:span text:style-name="T5">ppch_</text:span><text:span text:style-name="T6">32</text:span><text:span text:style-name="T4">0</text:span><text:span text:style-name="T3">_</text:span><text:span text:style-name="T4">2k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1:55:37.918624589</meta:creation-date>
    <dc:date>2019-03-28T14:37:17.000626372</dc:date>
    <meta:editing-duration>PT40M32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6" meta:paragraph-count="174" meta:word-count="813" meta:character-count="6598" meta:non-whitespace-character-count="5819"/>
  </office:meta>
</office:document-meta>
</file>